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/>
    </style:style>
    <style:style style:name="ce10" style:family="table-cell" style:parent-style-name="Default" style:data-style-name="N100">
      <style:text-properties style:font-name="Liberation Sans"/>
    </style:style>
    <style:style style:name="ce8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04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2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fr #</text:p>
          </table:table-cell>
          <table:table-cell table:style-name="ce13" office:value-type="string" calcext:value-type="string">
            <text:p>Distributor #</text:p>
          </table:table-cell>
          <table:table-cell table:style-name="ce18" office:value-type="string" calcext:value-type="string">
            <text:p><text:s/>Quantity</text:p>
          </table:table-cell>
          <table:table-cell table:style-name="ce23" office:value-type="string" calcext:value-type="string">
            <text:p>Unit Price</text:p>
          </table:table-cell>
          <table:table-cell table:style-name="ce23" office:value-type="string" calcext:value-type="string">
            <text:p>Total Price</text:p>
          </table:table-cell>
          <table:table-cell table:style-name="ce13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table:style-name="ce6" office:value-type="string" calcext:value-type="string">
            <text:p>IC: Low Power Audio Amplifier</text:p>
          </table:table-cell>
          <table:table-cell table:style-name="ce6" office:value-type="string" calcext:value-type="string">
            <text:p>LM386n-4/NOPB</text:p>
          </table:table-cell>
          <table:table-cell table:style-name="ce6" office:value-type="string" calcext:value-type="string">
            <text:p>926-LM386N-4/NOP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7" calcext:value-type="currency">
            <text:p>$1.17</text:p>
          </table:table-cell>
          <table:table-cell table:style-name="ce11" table:formula="of:=[.D3]*[.E3]" office:value-type="currency" office:currency="USD" office:value="1.17" calcext:value-type="currency">
            <text:p>$1.17</text:p>
          </table:table-cell>
          <table:table-cell office:value-type="string" calcext:value-type="string">
            <text:p><text:a xlink:href="https://www.mouser.com/ProductDetail/926-LM386N-4-NOPB" xlink:type="simple">https://www.mouser.com/ProductDetail/926-LM386N-4-NOPB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C: Hex Schmitt Trigger Inverters</text:p>
          </table:table-cell>
          <table:table-cell table:style-name="ce6" office:value-type="string" calcext:value-type="string">
            <text:p>CD40106</text:p>
          </table:table-cell>
          <table:table-cell table:style-name="ce6" office:value-type="string" calcext:value-type="string">
            <text:p>595-CD40106B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52" calcext:value-type="currency">
            <text:p>$0.52</text:p>
          </table:table-cell>
          <table:table-cell table:style-name="ce11" table:formula="of:=[.D4]*[.E4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595-CD40106BE" xlink:type="simple">https://www.mouser.com/ProductDetail/595-CD40106BE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readboard, Clear</text:p>
          </table:table-cell>
          <table:table-cell table:style-name="ce6" office:value-type="string" calcext:value-type="string">
            <text:p>PRT-09567</text:p>
          </table:table-cell>
          <table:table-cell table:style-name="ce6" office:value-type="string" calcext:value-type="string">
            <text:p>474-PRT-09567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95" calcext:value-type="currency">
            <text:p>$4.95</text:p>
          </table:table-cell>
          <table:table-cell table:style-name="ce11" table:formula="of:=[.D5]*[.E5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mouser.com/ProductDetail/474-PRT-09567" xlink:type="simple">https://www.mouser.com/ProductDetail/474-PRT-09567</text:a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9V Battery Snap</text:p>
          </table:table-cell>
          <table:table-cell table:number-columns-repeated="2" table:style-name="ce6" office:value-type="string" calcext:value-type="string">
            <text:p>123-5118-G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2" calcext:value-type="currency">
            <text:p>$0.82</text:p>
          </table:table-cell>
          <table:table-cell table:style-name="ce11" table:formula="of:=[.D6]*[.E6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mouser.com/ProductDetail/123-5118-GR" xlink:type="simple">https://www.mouser.com/ProductDetail/123-5118-GR</text:a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16mm Rotary Potentiometer, 100k ohms</text:p>
          </table:table-cell>
          <table:table-cell table:number-columns-repeated="2" table:style-name="ce6" office:value-type="string" calcext:value-type="string">
            <text:p>858-P160KN0QC15B100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1" table:formula="of:=[.D7]*[.E7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s://www.mouser.com/ProductDetail/858-P160KN0QC15B100K" xlink:type="simple">https://www.mouser.com/ProductDetail/858-P160KN0QC15B100K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0.22uF Capacitor</text:p>
          </table:table-cell>
          <table:table-cell table:style-name="ce24" office:value-type="string" calcext:value-type="string">
            <text:p>MKS2D032201C00KI00</text:p>
          </table:table-cell>
          <table:table-cell table:style-name="ce24" office:value-type="string" calcext:value-type="string">
            <text:p>505-MKS2D032201C00KI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6" calcext:value-type="currency">
            <text:p>$0.26</text:p>
          </table:table-cell>
          <table:table-cell table:style-name="ce11" table:formula="of:=[.D8]*[.E8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WIMA/MKS2D032201C00KI00?qs=sGAEpiMZZMsh%252B1woXyUXj5imWUTCFmXge6UuQ3k8mFw=" xlink:type="simple">https://www.mouser.com/ProductDetail/WIMA/MKS2D032201C00KI00?qs=sGAEpiMZZMsh%252B1woXyUXj5imWUTCFmXge6UuQ3k8mFw=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0.01uF Capacitor</text:p>
          </table:table-cell>
          <table:table-cell table:style-name="ce6" office:value-type="string" calcext:value-type="string">
            <text:p>1C10Z5U103M050B</text:p>
          </table:table-cell>
          <table:table-cell table:style-name="ce6" office:value-type="string" calcext:value-type="string">
            <text:p>75-1C10Z5U103M050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8" calcext:value-type="currency">
            <text:p>$0.18</text:p>
          </table:table-cell>
          <table:table-cell table:style-name="ce11" table:formula="of:=[.D9]*[.E9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mouser.com/ProductDetail/Vishay-Sprague/1C10Z5U103M050B?qs=sGAEpiMZZMt3KoXD5rJ2N0gbWXNUnftXFRRB77%2FMVxg%3D" xlink:type="simple">https://www.mouser.com/ProductDetail/Vishay-Sprague/1C10Z5U103M050B?qs=sGAEpiMZZMt3KoXD5rJ2N0gbWXNUnftXFRRB77%2FMVxg%3D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00uF Electrolytic Capacitor</text:p>
          </table:table-cell>
          <table:table-cell table:style-name="ce6" office:value-type="string" calcext:value-type="string">
            <text:p>ECA-1EHG101</text:p>
          </table:table-cell>
          <table:table-cell table:style-name="ce6" office:value-type="string" calcext:value-type="string">
            <text:p>667-ECA-1EHG10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3" calcext:value-type="currency">
            <text:p>$0.30</text:p>
          </table:table-cell>
          <table:table-cell table:style-name="ce11" table:formula="of:=[.D10]*[.E10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667-ECA-1EHG101" xlink:type="simple">https://www.mouser.com/ProductDetail/667-ECA-1EHG101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6 ohm 500 mW Dynamic Speaker</text:p>
          </table:table-cell>
          <table:table-cell table:style-name="ce6" office:value-type="string" calcext:value-type="string">
            <text:p>SM3060616-1</text:p>
          </table:table-cell>
          <table:table-cell table:style-name="ce6" office:value-type="string" calcext:value-type="string">
            <text:p>497-SM3060616-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style-name="ce11" table:formula="of:=[.D11]*[.E11]" office:value-type="currency" office:currency="USD" office:value="2.19" calcext:value-type="currency">
            <text:p>$2.19</text:p>
          </table:table-cell>
          <table:table-cell office:value-type="string" calcext:value-type="string">
            <text:p><text:a xlink:href="https://www.mouser.com/ProductDetail/497-SM360616-1" xlink:type="simple">https://www.mouser.com/ProductDetail/497-SM360616-1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9V Battery</text:p>
          </table:table-cell>
          <table:table-cell table:style-name="ce6" office:value-type="string" calcext:value-type="string">
            <text:p>6LF22XWA/B12</text:p>
          </table:table-cell>
          <table:table-cell table:style-name="ce6" office:value-type="string" calcext:value-type="string">
            <text:p>658-6LF22XWA/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38" calcext:value-type="currency">
            <text:p>$2.38</text:p>
          </table:table-cell>
          <table:table-cell table:style-name="ce11" table:formula="of:=[.D12]*[.E12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658-6LF22XWA-C" xlink:type="simple">https://www.mouser.com/ProductDetail/658-6LF22XWA-C</text:a>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ll Mouser parts for a single kit:</text:p>
          </table:table-cell>
          <table:table-cell table:number-columns-repeated="4"/>
          <table:table-cell table:style-name="ce11" table:formula="of:=SUM([.F3:.F15])" office:value-type="currency" office:currency="USD" office:value="13.79" calcext:value-type="currency">
            <text:p>$13.79</text:p>
          </table:table-cell>
          <table:table-cell office:value-type="string" calcext:value-type="string">
            <text:p><text:a xlink:href="https://www.mouser.com/ProjectManager/ProjectDetail.aspx?State=EDIT&amp;ProjectGUID=3b75a461-58cb-41e8-8639-0240dbf1eebd" xlink:type="simple">https://www.mouser.com/ProjectManager/ProjectDetail.aspx?State=EDIT&amp;ProjectGUID=3b75a461-58cb-41e8-8639-0240dbf1eebd</text:a>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Jumper Wire Kit (enough for ~30 kits)</text:p>
          </table:table-cell>
          <table:table-cell office:value-type="string" calcext:value-type="string">
            <text:p>923351-I</text:p>
          </table:table-cell>
          <table:table-cell office:value-type="string" calcext:value-type="string">
            <text:p>517-923351-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2.62" calcext:value-type="currency">
            <text:p>$52.62</text:p>
          </table:table-cell>
          <table:table-cell table:style-name="ce11" table:formula="of:=[.D18]*[.E18]" office:value-type="currency" office:currency="USD" office:value="52.62" calcext:value-type="currency">
            <text:p>$52.62</text:p>
          </table:table-cell>
          <table:table-cell office:value-type="string" calcext:value-type="string">
            <text:p><text:a xlink:href="https://www.mouser.com/ProductDetail/517-923351-I" xlink:type="simple">https://www.mouser.com/ProductDetail/517-923351-I</text:a>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7" office:value-type="string" calcext:value-type="string">
            <text:p>Light Dependent Resistor (LDR)</text:p>
          </table:table-cell>
          <table:table-cell table:number-columns-repeated="2" office:value-type="string" calcext:value-type="string">
            <text:p>2506A 8005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9" calcext:value-type="currency">
            <text:p>$0.89</text:p>
          </table:table-cell>
          <table:table-cell table:style-name="ce11" table:formula="of:=[.D20]*[.E20]" office:value-type="currency" office:currency="USD" office:value="0.89" calcext:value-type="currency">
            <text:p>$0.89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7"/>
          <table:table-cell table:style-name="ce16" table:number-columns-repeated="2"/>
          <table:table-cell table:style-name="ce22"/>
          <table:table-cell table:style-name="ce26" table:number-columns-repeated="2"/>
          <table:table-cell table:style-name="ce17"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7:51:38.326332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5T18:18:32.904492805</dc:date>
    <meta:editing-duration>PT2H44M49S</meta:editing-duration>
    <meta:editing-cycles>29</meta:editing-cycles>
    <meta:document-statistic meta:table-count="1" meta:cell-count="94" meta:object-count="0"/>
  </office:meta>
</office:document-meta>
</file>